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29e17"/>
    </style:style>
    <style:style style:name="P3" style:family="paragraph" style:parent-style-name="Title">
      <style:text-properties officeooo:rsid="000bc6a3" officeooo:paragraph-rsid="000bc6a3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rsid="0016f442" officeooo:paragraph-rsid="0016f4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青澀</text:p>
      <text:p text:style-name="P1"/>
      <text:p text:style-name="P1">陌生的小島</text:p>
      <text:p text:style-name="P1">午後的陽光</text:p>
      <text:p text:style-name="P1">莫名想起了你</text:p>
      <text:p text:style-name="P1">想起</text:p>
      <text:p text:style-name="P1">青春的流氓和</text:p>
      <text:p text:style-name="P1">青澀的你</text:p>
      <text:p text:style-name="P1"/>
      <text:p text:style-name="P1">想起那天</text:p>
      <text:p text:style-name="P1">沒掩藏住的霞光</text:p>
      <text:p text:style-name="P1">和含在眼裡的羞澀</text:p>
      <text:p text:style-name="P1"/>
      <text:p text:style-name="P1">爲了這</text:p>
      <text:p text:style-name="P1">我開心了一下午</text:p>
      <text:p text:style-name="P1">雖然很努力地看着黑板</text:p>
      <text:p text:style-name="P2">大腦卻不消停地想着</text:p>
      <text:p text:style-name="P1">旁邊的你</text:p>
      <text:p text:style-name="P1"/>
      <text:p text:style-name="P1">忘了告訴你</text:p>
      <text:p text:style-name="P1">你那一撇微紅</text:p>
      <text:p text:style-name="P1">勝過</text:p>
      <text:p text:style-name="P2">我這一生看過的所有</text:p>
      <text:p text:style-name="P1">朝陽與晚霞</text:p>
      <text:p text:style-name="P1"/>
      <text:p text:style-name="P1">刻進心裡</text:p>
      <text:p text:style-name="P1">抹不掉</text:p>
      <text:p text:style-name="P1">也未曾</text:p>
      <text:p text:style-name="P1">再遇</text:p>
      <text:p text:style-name="P1"><text:soft-page-break/></text:p>
      <text:p text:style-name="P2">多麼希望</text:p>
      <text:p text:style-name="P2">時間可以重來</text:p>
      <text:p text:style-name="P1">我願意用盡一切</text:p>
      <text:p text:style-name="P1">交換一個只與你有關的</text:p>
      <text:p text:style-name="P1">青春歲月</text:p>
      <text:p text:style-name="P1"/>
      <text:p text:style-name="P5">2021.4.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3:57:14.167700276</dc:date>
    <meta:editing-duration>PT16M2S</meta:editing-duration>
    <meta:editing-cycles>14</meta:editing-cycles>
    <meta:document-statistic meta:table-count="0" meta:image-count="0" meta:object-count="0" meta:page-count="2" meta:paragraph-count="30" meta:word-count="153" meta:character-count="161" meta:non-whitespace-character-count="161"/>
  </office:meta>
</office:document-meta>
</file>